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030800984" calcext:value-type="float">
            <text:p>99,60</text:p>
          </table:table-cell>
          <table:table-cell table:style-name="ce3" table:formula="of:=100 - SUM([.A2:.B2])" office:value-type="float" office:value="0.3969199016" calcext:value-type="float">
            <text:p>0,40</text:p>
          </table:table-cell>
          <table:table-cell office:value-type="float" office:value="8215" calcext:value-type="float">
            <text:p>8215</text:p>
          </table:table-cell>
          <table:table-cell table:style-name="ce4" table:formula="of:=[.E18]+[.H18]" office:value-type="float" office:value="12547" calcext:value-type="float">
            <text:p>12547</text:p>
          </table:table-cell>
          <table:table-cell table:formula="of:=12597-[.E2]" office:value-type="float" office:value="50" calcext:value-type="float">
            <text:p>50</text:p>
          </table:table-cell>
          <table:table-cell office:value-type="float" office:value="201.927654028" calcext:value-type="float">
            <text:p>201,927654028</text:p>
          </table:table-cell>
          <table:table-cell office:value-type="float" office:value="17.0792388916" calcext:value-type="float">
            <text:p>17,079238891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3:.B3])" office:value-type="float" office:value="0.309597523199997" calcext:value-type="float">
            <text:p>0,31</text:p>
          </table:table-cell>
          <table:table-cell office:value-type="float" office:value="8266" calcext:value-type="float">
            <text:p>8266</text:p>
          </table:table-cell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197.912405014" calcext:value-type="float">
            <text:p>197,912405014</text:p>
          </table:table-cell>
          <table:table-cell office:value-type="float" office:value="17.194986105" calcext:value-type="float">
            <text:p>17,19498610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015400492" calcext:value-type="float">
            <text:p>99,80</text:p>
          </table:table-cell>
          <table:table-cell table:style-name="ce3" table:formula="of:=100 - SUM([.A4:.B4])" office:value-type="float" office:value="0.1984599508" calcext:value-type="float">
            <text:p>0,20</text:p>
          </table:table-cell>
          <table:table-cell office:value-type="float" office:value="8202" calcext:value-type="float">
            <text:p>8202</text:p>
          </table:table-cell>
          <table:table-cell table:style-name="ce4" table:formula="of:=[.E20]+[.H20]" office:value-type="float" office:value="12572" calcext:value-type="float">
            <text:p>12572</text:p>
          </table:table-cell>
          <table:table-cell table:formula="of:=12597-[.E4]" office:value-type="float" office:value="25" calcext:value-type="float">
            <text:p>25</text:p>
          </table:table-cell>
          <table:table-cell office:value-type="float" office:value="371.353795052" calcext:value-type="float">
            <text:p>371,353795052</text:p>
          </table:table-cell>
          <table:table-cell office:value-type="float" office:value="17.0613410473" calcext:value-type="float">
            <text:p>17,061341047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5:.B5])" office:value-type="float" office:value="0.293720727199997" calcext:value-type="float">
            <text:p>0,29</text:p>
          </table:table-cell>
          <table:table-cell office:value-type="float" office:value="8284" calcext:value-type="float">
            <text:p>8284</text:p>
          </table:table-cell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277.080648184" calcext:value-type="float">
            <text:p>277,080648184</text:p>
          </table:table-cell>
          <table:table-cell office:value-type="float" office:value="17.2759001255" calcext:value-type="float">
            <text:p>17,275900125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8015400492" calcext:value-type="float">
            <text:p>99,80</text:p>
          </table:table-cell>
          <table:table-cell table:style-name="ce3" table:formula="of:=100 - SUM([.A6:.B6])" office:value-type="float" office:value="0.1984599508" calcext:value-type="float">
            <text:p>0,20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2]+[.H22]" office:value-type="float" office:value="12572" calcext:value-type="float">
            <text:p>12572</text:p>
          </table:table-cell>
          <table:table-cell table:formula="of:=12597-[.E6]" office:value-type="float" office:value="25" calcext:value-type="float">
            <text:p>25</text:p>
          </table:table-cell>
          <table:table-cell office:value-type="float" office:value="281.033326149" calcext:value-type="float">
            <text:p>281,033326149</text:p>
          </table:table-cell>
          <table:table-cell office:value-type="float" office:value="17.2326271534" calcext:value-type="float">
            <text:p>17,232627153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7:.B7])" office:value-type="float" office:value="0.317535921300006" calcext:value-type="float">
            <text:p>0,32</text:p>
          </table:table-cell>
          <table:table-cell office:value-type="float" office:value="8389" calcext:value-type="float">
            <text:p>8389</text:p>
          </table:table-cell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227.350609779" calcext:value-type="float">
            <text:p>227,350609779</text:p>
          </table:table-cell>
          <table:table-cell office:value-type="float" office:value="17.4451770782" calcext:value-type="float">
            <text:p>17,445177078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 office:value-type="float" office:value="8386" calcext:value-type="float">
            <text:p>8386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92.529018164" calcext:value-type="float">
            <text:p>192,529018164</text:p>
          </table:table-cell>
          <table:table-cell office:value-type="float" office:value="17.7222578526" calcext:value-type="float">
            <text:p>17,722257852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9:.B9])" office:value-type="float" office:value="0.222257501200005" calcext:value-type="float">
            <text:p>0,22</text:p>
          </table:table-cell>
          <table:table-cell office:value-type="float" office:value="8219" calcext:value-type="float">
            <text:p>8219</text:p>
          </table:table-cell>
          <table:table-cell table:style-name="ce4" table:formula="of:=[.E25]+[.H25]" office:value-type="float" office:value="12569" calcext:value-type="float">
            <text:p>12569</text:p>
          </table:table-cell>
          <table:table-cell table:formula="of:=12597-[.E9]" office:value-type="float" office:value="28" calcext:value-type="float">
            <text:p>28</text:p>
          </table:table-cell>
          <table:table-cell office:value-type="float" office:value="370.628129005" calcext:value-type="float">
            <text:p>370,628129005</text:p>
          </table:table-cell>
          <table:table-cell office:value-type="float" office:value="17.1345849037" calcext:value-type="float">
            <text:p>17,134584903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 office:value-type="float" office:value="8396" calcext:value-type="float">
            <text:p>8396</text:p>
          </table:table-cell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235.923702955" calcext:value-type="float">
            <text:p>235,923702955</text:p>
          </table:table-cell>
          <table:table-cell office:value-type="float" office:value="17.525192976" calcext:value-type="float">
            <text:p>17,52519297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5872360692" calcext:value-type="float">
            <text:p>99,59</text:p>
          </table:table-cell>
          <table:table-cell table:style-name="ce3" table:formula="of:=100 - SUM([.A11:.B11])" office:value-type="float" office:value="0.412763930799997" calcext:value-type="float">
            <text:p>0,41</text:p>
          </table:table-cell>
          <table:table-cell office:value-type="float" office:value="8290" calcext:value-type="float">
            <text:p>8290</text:p>
          </table:table-cell>
          <table:table-cell table:style-name="ce4" table:formula="of:=[.E27]+[.H27]" office:value-type="float" office:value="12545" calcext:value-type="float">
            <text:p>12545</text:p>
          </table:table-cell>
          <table:table-cell table:formula="of:=12597-[.E11]" office:value-type="float" office:value="52" calcext:value-type="float">
            <text:p>52</text:p>
          </table:table-cell>
          <table:table-cell office:value-type="float" office:value="192.213420153" calcext:value-type="float">
            <text:p>192,213420153</text:p>
          </table:table-cell>
          <table:table-cell office:value-type="float" office:value="17.3012180328" calcext:value-type="float">
            <text:p>17,30121803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547226" calcext:value-type="float">
            <text:p>99,6975547226</text:p>
          </table:table-cell>
          <table:table-cell table:formula="of:=AVERAGE([.C2:.C11])" office:value-type="float" office:value="0.3024452774" calcext:value-type="float">
            <text:p>0,3024452774</text:p>
          </table:table-cell>
          <table:table-cell table:formula="of:=SUM([.D2:.D11])/10" office:value-type="float" office:value="8292.8" calcext:value-type="float">
            <text:p>8292,8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254.7952708483" calcext:value-type="float">
            <text:p>254,7952708483</text:p>
          </table:table-cell>
          <table:table-cell table:formula="of:=SUM([.H2:.H11])/10" office:value-type="float" office:value="17.29725241661" calcext:value-type="float">
            <text:p>17,297252416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315471937763" calcext:value-type="float">
            <text:p>0,658315471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6" calcext:value-type="float">
            <text:p>5844,6</text:p>
          </table:table-cell>
          <table:table-cell table:formula="of:=AVERAGE([.G18:.G27])" office:value-type="float" office:value="18.3" calcext:value-type="float">
            <text:p>18,3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11" calcext:value-type="float">
            <text:p>671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8" calcext:value-type="float">
            <text:p>19,8</text:p>
          </table:table-cell>
          <table:table-cell table:formula="of:=AVERAGE([.H18:.H27])" office:value-type="float" office:value="6714.3" calcext:value-type="float">
            <text:p>6714,3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09" calcext:value-type="float">
            <text:p>67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6" calcext:value-type="float">
            <text:p>5844,6</text:p>
          </table:table-cell>
          <table:table-cell table:number-columns-repeated="2"/>
          <table:table-cell office:value-type="float" office:value="5912" calcext:value-type="float">
            <text:p>59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8" calcext:value-type="float">
            <text:p>19,8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2" calcext:value-type="float">
            <text:p>668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3" calcext:value-type="float">
            <text:p>18,3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4" calcext:value-type="float">
            <text:p>682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3" calcext:value-type="float">
            <text:p>6714,3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727" calcext:value-type="float">
            <text:p>672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12597-SUM([.E27:.G27])" office:value-type="float" office:value="6683" calcext:value-type="float">
            <text:p>66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6" calcext:value-type="float">
            <text:p>5844,6</text:p>
          </table:table-cell>
          <table:table-cell table:formula="of:=SUM([.F18:.F27])/10" office:value-type="float" office:value="19.8" calcext:value-type="float">
            <text:p>19,8</text:p>
          </table:table-cell>
          <table:table-cell table:formula="of:=SUM([.G18:.G27])/10" office:value-type="float" office:value="18.3" calcext:value-type="float">
            <text:p>18,3</text:p>
          </table:table-cell>
          <table:table-cell table:formula="of:=SUM([.H18:.H27])/10" office:value-type="float" office:value="6714.3" calcext:value-type="float">
            <text:p>6714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78677787443" calcext:value-type="float">
            <text:p>0,9968786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59740722591" calcext:value-type="float">
            <text:p>0,99705974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40:31.257169085</meta:creation-date>
    <dc:date>2018-01-18T17:42:29.751423729</dc:date>
    <meta:editing-duration>PT2M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